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283b7" officeooo:paragraph-rsid="000283b7"/>
    </style:style>
    <style:style style:name="P2" style:family="paragraph" style:parent-style-name="Heading_20_3">
      <style:text-properties officeooo:rsid="0006fcf6" officeooo:paragraph-rsid="0006fcf6"/>
    </style:style>
    <style:style style:name="P3" style:family="paragraph" style:parent-style-name="Standard">
      <style:text-properties officeooo:rsid="000283b7" officeooo:paragraph-rsid="000283b7"/>
    </style:style>
    <style:style style:name="P4" style:family="paragraph" style:parent-style-name="Standard">
      <style:text-properties officeooo:rsid="0011d2e1" officeooo:paragraph-rsid="0011d2e1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text-properties officeooo:rsid="0003c6a2" officeooo:paragraph-rsid="0003c6a2"/>
    </style:style>
    <style:style style:name="P8" style:family="paragraph" style:parent-style-name="Text_20_body">
      <style:text-properties officeooo:rsid="0004ba73" officeooo:paragraph-rsid="0004ba73"/>
    </style:style>
    <style:style style:name="P9" style:family="paragraph" style:parent-style-name="Text_20_body">
      <style:text-properties officeooo:rsid="0005feea" officeooo:paragraph-rsid="0005feea"/>
    </style:style>
    <style:style style:name="P10" style:family="paragraph" style:parent-style-name="Text_20_body">
      <style:text-properties officeooo:rsid="00065892" officeooo:paragraph-rsid="00065892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>
      <style:text-properties officeooo:paragraph-rsid="00065892"/>
    </style:style>
    <style:style style:name="P14" style:family="paragraph" style:parent-style-name="Text_20_body">
      <style:text-properties officeooo:rsid="0006fcf6" officeooo:paragraph-rsid="0006fcf6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>
      <style:text-properties officeooo:rsid="0009f382" officeooo:paragraph-rsid="0009f382"/>
    </style:style>
    <style:style style:name="P20" style:family="paragraph" style:parent-style-name="Text_20_body">
      <style:text-properties officeooo:rsid="000f5242" officeooo:paragraph-rsid="000f5242"/>
    </style:style>
    <style:style style:name="P21" style:family="paragraph" style:parent-style-name="Text_20_body">
      <style:text-properties officeooo:rsid="00119620" officeooo:paragraph-rsid="00119620"/>
    </style:style>
    <style:style style:name="T1" style:family="text">
      <style:text-properties officeooo:rsid="00047710"/>
    </style:style>
    <style:style style:name="T2" style:family="text">
      <style:text-properties officeooo:rsid="00065892"/>
    </style:style>
    <style:style style:name="T3" style:family="text">
      <style:text-properties officeooo:rsid="0009f382"/>
    </style:style>
    <style:style style:name="T4" style:family="text">
      <style:text-properties officeooo:rsid="000a850e"/>
    </style:style>
    <style:style style:name="T5" style:family="text">
      <style:text-properties officeooo:rsid="000baa59"/>
    </style:style>
    <style:style style:name="T6" style:family="text">
      <style:text-properties officeooo:rsid="000d7f8b"/>
    </style:style>
    <style:style style:name="T7" style:family="text">
      <style:text-properties officeooo:rsid="000f971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5 Notes</text:p>
      <text:p text:style-name="P3"/>
      <text:h text:style-name="P1" text:outline-level="3">Key Aspects of Web Accessibility:</text:h>
      <text:list text:style-name="L1">
        <text:list-item>
          <text:p text:style-name="P6"><text:span text:style-name="Strong_20_Emphasis">Perceivable</text:span> – Content must be available in multiple formats (e.g., text alternatives for images, captions for videos, readable fonts and colors).</text:p>
        </text:list-item>
        <text:list-item>
          <text:p text:style-name="P6"><text:span text:style-name="Strong_20_Emphasis">Operable</text:span> – Users must be able to navigate and interact with the site using a keyboard, screen reader, or other assistive technologies.</text:p>
        </text:list-item>
        <text:list-item>
          <text:p text:style-name="P6"><text:span text:style-name="Strong_20_Emphasis">Understandable</text:span> – Content should be clear, structured, and easy to follow, avoiding unnecessary complexity.</text:p>
        </text:list-item>
        <text:list-item>
          <text:p text:style-name="P5"><text:span text:style-name="Strong_20_Emphasis">Robust</text:span> – Websites should work well with various assistive technologies and adapt to future advancements.</text:p>
        </text:list-item>
      </text:list>
      <text:p text:style-name="Text_20_body"/>
      <text:p text:style-name="P7">Some best practices recommendations:</text:p>
      <text:p text:style-name="P7">appropriate HTML elements (button instead of div)</text:p>
      <text:p text:style-name="P7">text alternatives for non-text content</text:p>
      <text:p text:style-name="P7">keyboard accessibility</text:p>
      <text:p text:style-name="P7">appropriate color contrast (4.5:1 for text: <text:a xlink:type="simple" xlink:href="https://webaim.org/resources/contrastchecker/" text:style-name="Internet_20_link" text:visited-style-name="Visited_20_Internet_20_Link">https://webaim.org/resources/contrastchecker/</text:a> )</text:p>
      <text:p text:style-name="P7">avoid using color to convey meaning <text:span text:style-name="T1">(combine color with symbols or text)</text:span></text:p>
      <text:p text:style-name="P8">provide meaningful link text</text:p>
      <text:p text:style-name="P9">use ARIA for dynamic content <text:span text:style-name="T2">(unless native HTML can do the job)</text:span></text:p>
      <text:p text:style-name="P10">test for accessibility </text:p>
      <text:p text:style-name="P13"><text:span text:style-name="T2"><text:tab/></text:span>WAVE Web Accessibility Evaluation Tool</text:p>
      <text:list text:style-name="L3">
        <text:list-item>
          <text:p text:style-name="P11">Lighthouse (built into Chrome DevTools)</text:p>
        </text:list-item>
      </text:list>
      <text:list text:style-name="L4">
        <text:list-item>
          <text:p text:style-name="P12">Screen readers like <text:span text:style-name="Strong_20_Emphasis">NVDA</text:span> (Windows) or <text:span text:style-name="Strong_20_Emphasis">VoiceOver</text:span> (Mac) </text:p>
        </text:list-item>
      </text:list>
      <text:p text:style-name="P14">manual testing is always needed</text:p>
      <text:h text:style-name="P2" text:outline-level="3"><text:span text:style-name="Strong_20_Emphasis">Manual Testing (Keyboard &amp; Screen Reader)</text:span></text:h>
      <text:p text:style-name="Text_20_body">Automated tools <text:span text:style-name="Strong_20_Emphasis">can’t</text:span> detect everything, so manual checks help identify usability issues.</text:p>
      <text:p text:style-name="Text_20_body">✅ <text:span text:style-name="Strong_20_Emphasis">Keyboard Navigation Test:</text:span></text:p>
      <text:list text:style-name="L5">
        <text:list-item>
          <text:p text:style-name="P16">Use the <text:span text:style-name="Source_20_Text">Tab</text:span> key to navigate – all interactive elements should be focusable.</text:p>
        </text:list-item>
        <text:list-item>
          <text:p text:style-name="P16">Use <text:span text:style-name="Source_20_Text">Shift + Tab</text:span> to go backward.</text:p>
        </text:list-item>
        <text:list-item>
          <text:p text:style-name="P16">Ensure <text:span text:style-name="Source_20_Text">Enter</text:span> or <text:span text:style-name="Source_20_Text">Space</text:span> activates buttons and links.</text:p>
        </text:list-item>
        <text:list-item>
          <text:p text:style-name="P15">Test dropdowns, modals, and popups for keyboard operability.</text:p>
        </text:list-item>
      </text:list>
      <text:p text:style-name="Text_20_body"><text:soft-page-break/>✅ <text:span text:style-name="Strong_20_Emphasis">Screen Reader Test:</text:span><text:line-break/>Use a screen reader to check how the page is read aloud.</text:p>
      <text:list text:style-name="L6">
        <text:list-item>
          <text:p text:style-name="P18"><text:span text:style-name="Strong_20_Emphasis">Windows:</text:span> <text:a xlink:type="simple" xlink:href="https://www.nvaccess.org/" office:target-frame-name="_new" xlink:show="replace" text:style-name="Internet_20_link" text:visited-style-name="Visited_20_Internet_20_Link">NVDA (free)</text:a></text:p>
        </text:list-item>
        <text:list-item>
          <text:p text:style-name="P18"><text:span text:style-name="Strong_20_Emphasis">Mac:</text:span> VoiceOver (<text:span text:style-name="Source_20_Text">Cmd + F5</text:span>)</text:p>
        </text:list-item>
        <text:list-item>
          <text:p text:style-name="P17"><text:span text:style-name="Strong_20_Emphasis">Chrome:</text:span> ChromeVox extension</text:p>
        </text:list-item>
      </text:list>
      <text:p text:style-name="Text_20_body">Check if:<text:line-break/>✔️ Headings are announced correctly (<text:span text:style-name="Source_20_Text">h1</text:span>, <text:span text:style-name="Source_20_Text">h2</text:span>, etc.).<text:line-break/>✔️ Images have meaningful <text:span text:style-name="Source_20_Text">alt</text:span> text.<text:line-break/>✔️ Forms are labeled properly.</text:p>
      <text:p text:style-name="P14"><text:s/><text:span text:style-name="T3">Graphic Design</text:span></text:p>
      <text:p text:style-name="P19">- Balance (symmetrical, asymmetrical, and radial)</text:p>
      <text:p text:style-name="P19">- Contract (color, size, and font)</text:p>
      <text:p text:style-name="P19">- Alignment (left-aligned for reading, center for headings and minimal content, grid for keeping elements in order)</text:p>
      <text:p text:style-name="P19">- Repetition (consistent element designs, same font for headings, consistent color pallet, etc.)</text:p>
      <text:p text:style-name="P19">- <text:span text:style-name="T4">Proximity (grouping related elements together)</text:span></text:p>
      <text:p text:style-name="P19">- <text:span text:style-name="T5">Whitespace</text:span></text:p>
      <text:p text:style-name="P19">- <text:span text:style-name="T5">Hierarchy (large and bold headlines for important information, subheadings and bullet points to break content)</text:span></text:p>
      <text:p text:style-name="P19">- <text:span text:style-name="T5">Typography (serif fonts for practicality, script fonts for occasional flourish)</text:span></text:p>
      <text:p text:style-name="P19">- <text:span text:style-name="T5">Color Theory (warm, cool, complementary, analogous)</text:span></text:p>
      <text:p text:style-name="P19">- <text:span text:style-name="T6">Emphasis (size, color, and placement to emphasize important elements)</text:span></text:p>
      <text:p text:style-name="P20"/>
      <text:p text:style-name="P20">Design Process</text:p>
      <text:p text:style-name="P20">1. Define Goals and Requirements (purpose, audience, features, accessibility)</text:p>
      <text:p text:style-name="P20">2. Research &amp; Wireframing (check competitors, wireframes, user journey)</text:p>
      <text:p text:style-name="P20">3. UI &amp; Graphic Design (apply principles of graphic design)</text:p>
      <text:p text:style-name="P20">4. Development (HTML, CSS, JavaScript)</text:p>
      <text:p text:style-name="P20">5. Testing &amp; Optimization (<text:span text:style-name="T7">cross-browser, mobile responsiveness, performance, accessibility audit)</text:span></text:p>
      <text:p text:style-name="P21">6. Launch &amp; Maintenance (deploy, feedback (Google Analytics), update and fix bugs)</text:p>
      <text:p text:style-name="P21"/>
      <text:p text:style-name="P20"/>
      <text:p text:style-name="P4"><text:soft-page-break/>A skip link can help keyboard navigation jump to main content.</text:p>
      <text:p text:style-name="P4">Tabindex is used to set tab order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0:00:33.724000000</meta:creation-date>
    <meta:generator>LibreOffice/24.2.0.3$Windows_X86_64 LibreOffice_project/da48488a73ddd66ea24cf16bbc4f7b9c08e9bea1</meta:generator>
    <dc:date>2025-02-04T16:38:06.245000000</dc:date>
    <meta:editing-duration>PT6H37M24S</meta:editing-duration>
    <meta:editing-cycles>18</meta:editing-cycles>
    <meta:document-statistic meta:table-count="0" meta:image-count="0" meta:object-count="0" meta:page-count="3" meta:paragraph-count="51" meta:word-count="444" meta:character-count="3005" meta:non-whitespace-character-count="2616"/>
  </office:meta>
</office:document-meta>
</file>